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iscussion</text:h>
      <text:h text:style-name="Heading_20_2" text:outline-level="2">Key Results</text:h>
      <text:p text:style-name="Text_20_body">This analysis shows a statistically significant correlation between high Sodium intake and hypertension . There was an increased odds ratio of hypertension with higher Sodium intake (OR=5.57(1.47,21.2)). Between high UPF and hypertension there was a lower odds ratio of hypertension with high UPF intake (OR=0.57(0.34,0.94)). This is present in a combined multivariable logistic regression model which includes age, sex, BMI, IMD, age at leaving education, and survey year.</text:p>
      <text:p text:style-name="Text_20_body">The effect is also present in the multivariable logistic regression model of each individual variable, for Sodium this is OR=5.20(CI 1.39,19.5), and for UPF OR=0.60(CI 0.36,0.99). These use the same explanatory variables.</text:p>
      <text:p text:style-name="Text_20_body">In univariable analysis with no controlling for confounding or explanatory variables, there was no correlation between UPF intake and Sodium intake (beta=0). There was a strong correlation between age and BP (beta =0.43 (CI 0.41,0.45)), as well as age and Sodium intake. There was a strong age gradient of UPF intake (beta= -0.25 (CI -0.26,-0.23)).</text:p>
      <text:p text:style-name="Text_20_body">The descriptive analysis does show the size of different groups. It also shows how they differ from the overall population. These factors are reasons for caution over the overall results.</text:p>
      <text:h text:style-name="Heading_20_2" text:outline-level="2">Limitations</text:h>
      <text:p text:style-name="Text_20_body">The data is from a cross-sectional study, and so has the limitations of this design. Exposure and outcome are measured at the same time, so causal relationships can be confusing or reversed. This 'reverse causation' would be appropriate to describe the idea that the high UPF exposure is something which applies to young age groups and has not yet had time to have an effect. If older participants were not exposed when they were younger, their levels of BP would not be increased but instead represent a baseline measurement. This results in inverting the relationships in the values. Prospective and longitudinal studies, such as cohort or RCT studies do not have this issue.</text:p>
      <text:p text:style-name="Text_20_body">This study was organised by government departments connected with food and farming alongside the Department of Health and is supervised by the standing committee on clinical nutrition (SACN). The sample was designed to monitor relevant outputs not for in-depth subgroup analysis. It was powered for monitoring of food intake across the UK population. Funding and commissioning processes affect design structure and might also affect participant engagement and expectation.</text:p>
      <text:h text:style-name="Heading_20_3" text:outline-level="3">Bias</text:h>
      <text:p text:style-name="Text_20_body">Selection bias was approached by using random selection of participants using a carefully constructed stratification model. Addresses were selected by postal units to ensure geographic spread of participants. This ensured that whilst random the sample remained representative.</text:p>
      <text:p text:style-name="Text_20_body">Uptake and Drop out bias was approached by ensuring that sample sizing included scope for this to enable comparable sample sizes across annual waves.</text:p>
      <text:p text:style-name="Text_20_body"><text:soft-page-break/>Social desirability bias acknowledges that participants remember and record intake framed by their beliefs about the needs of the study, and their beliefs about what is perceived as being healthy. To examine this in the first wave, Lennox et al @lennox conducted a double labelled water study. They compared reported energy intake with measured values. They showed some significant differences between measured energy intake, and reported energy intake with differences between different age groups.</text:p>
      <text:p text:style-name="Text_20_body">At the analysis stage weighting was used to standardise the sample for several variables. Those selected were age, sex, region and IMD. Weights are available for different levels of analysis.</text:p>
      <text:p text:style-name="Text_20_body">The variables' changes over the survey years after weighting were assessed to understand changes in sampling over the course of the study.</text:p>
      <text:p text:style-name="Text_20_body">The result depends on participants recording foods in the same way as time goes on. Exposure of the whole population to a stimulus to change their diet or the recording of their diet may result in systematic changes in results.</text:p>
      <text:p text:style-name="Text_20_body">In years 9-11 a slight difference for identifying foods for analysis as researchers have started to become aware of the need to understand 'processing'. This may account for the apparent lower exposure in the last three years.</text:p>
      <text:p text:style-name="Text_20_body">Changes might affect the outcome variable less, though, BP measurement technology has changed over ten years. BP machines derive their results from the changes in pressure detected in the arm of the participant, the algorithm used by the sphygmomanometer may have changed.</text:p>
      <text:p text:style-name="Text_20_body">Subgroup analysis overcomes careful sample selection and stratification reintroducing bias. Selection for BP, UPF or Sodium changes the cohort sex balance, age range and IMD pattern. Future studies will consider these at the planning stage to introduce sampling methods to avoid this bias.</text:p>
      <text:h text:style-name="Heading_20_2" text:outline-level="2">Interpretation</text:h>
      <text:p text:style-name="Text_20_body">Participants with high Sodium &gt;5000mg are more likely to have hypertension. He @hefjm , Graudal @graudal2014 , Strazzullo @strazzullo2009 , inform us that high Sodium intake is contributing to high BP. However, causation cannot be identified in NDNS as it is cross-sectional.</text:p>
      <text:p text:style-name="Text_20_body">Low UPF intake is correlated with high BP. Only correlation is certain, and 'reverse correlation' may be an issue. Wang @wangAssociationUltraprocessedFood2022 , Barbosa @barbosa2022 , and Mambrini @mambrini2023 all find a positive correlation using longitudinal studies such as those of Scaranni @ScaranniPatriciadeOliveiradaSilva2021Ufci and Mendonça @mendoncaUltraProcessedFoodConsumption2017 . The descriptive data shows that those with &gt;63% UPF are a peculiar subgroup. They are different in age from those with high Sodium or high BP.</text:p>
      <text:h text:style-name="Heading_20_3" text:outline-level="3">High UPF intake</text:h>
      <text:p text:style-name="Text_20_body">Mertens @mertens2022 identifies that the UK has one of the highest % intake of UPF in Europe. The USA, Canada and Australia have similarly high levels. Other European countries are still fighting to retain a different food culture, Touvier et al with Nutrinet @srour2019 @touvier2020 .</text:p>
      <text:p text:style-name="Text_20_body"><text:soft-page-break/>Colombet @ColombetZoé2021Dass highlights countries in the rest of the world at differing levels of 'nutrition transition'. This is where increasing amounts of the diet comes from UPF instead of traditional diets. This might be influenced by the degree of 'westernisation'/'internationalization'/ or 'capitalist colonialisation' into local culture, as well as by more general socio-economic factors @colombet2022 .</text:p>
      <text:h text:style-name="Heading_20_3" text:outline-level="3">UPF and Sodium</text:h>
      <text:p text:style-name="Text_20_body">One of the odd findings is that there is no relationship between % UPF and Sodium intake. Webster et al @websterSystematicSurveySodium2010 in Australia, and Ni Murchu @nimhurchu2011 looking at 44,000 foods in the UK, show that UPF are high in salt. If UPF is 'high in salt' then high UPF should be correlated with Sodium and BP. This contradictory finding that there is no correlation suggests that UPF varies in quality. Monge @monge2021 has no change in Sodium intake with UPF intake. Mendonça @DeDeusMendonçaRaquel2017Ufca adjusts Sodium intake by Energy intake to identify a change with the highest levels of exposure to UPF.</text:p>
      <text:p text:style-name="Text_20_body">The highest salt intakes are amongst the age group with the highest UPF intakes. There is a potential ecological fallacy here, they may be different people. The finding identifies it is not as simple as high UPF leads to high Sodium leads to hypertension. This suggests that reformulation, reducing Sodium content, will not be effective in changing risk.</text:p>
      <text:h text:style-name="Heading_20_3" text:outline-level="3">A synergistic effect</text:h>
      <text:p text:style-name="Text_20_body">The regression model including both exposure variables had a better fit of data than either individually. This finding suggests that the effect of each variable is not the whole effect, but that there is a synergistic effect. This would fit with the idea that Monteiro's concept of UPF @monteiro2010 is wider than being simply a nutritional effect.</text:p>
      <text:p text:style-name="Text_20_body">This effect might be due to broader biologic effects. These might be presence or absence of other chemicals, structural 'food matrix' effects, or energy density as Rauber explains @rauber2020 . Alternatively, it could relate to the non-biologic, the wider economic and cultural aspects of UPF, such as Dimbleby's 'food system' @dimbleby2023 .</text:p>
      <text:p text:style-name="Text_20_body">Bourdieu @bourdieu2002 studied how food and culture are intertwined. Humphries' @humphries2016 editorial and Martinez's @martínez2021 deconstruction update these wider aspects with international and epistemological distinctions. These explanatory papers help to develop our understanding and provide a framework for further study.</text:p>
      <text:h text:style-name="Heading_20_3" text:outline-level="3">Age</text:h>
      <text:p text:style-name="Text_20_body">Age is a particular feature in this outcome. BP is very strongly affected by age. In cross sectional studies Age has several dimensions. Age identifies cohorts of people with particular experiences, it identifies duration of experience, it represents physiologically different states, and it also identifies access to resources financial, material, and experiential. Prospective, longitudinal studies, and case matching can help reduce some of the effects. However longitudinal studies have reported similarly equivocal results, identifying a potentially more complex interaction.</text:p>
      <text:h text:style-name="Heading_20_3" text:outline-level="3"><text:soft-page-break/>Ideas for further research</text:h>
      <text:p text:style-name="Text_20_body">Further research based on the findings is needed for confirmation by further review and analysis. The finding of a synergistic effect, and to understand the types of UPF ingested in this population would be priorities.</text:p>
      <text:p text:style-name="Text_20_body">This further study might also include attempts to better map Martinez's putative epistemological framework. This could be by looking quantitatively for more specific economic and cultural markers in the data. Qualitative approaches might also be engaged, perhaps in a mixed methods approach to identify the importance of the findings to real populations in a local context.</text:p>
      <text:h text:style-name="Heading_20_4" text:outline-level="4">Public Health Policy ideas</text:h>
      <text:p text:style-name="Text_20_body">This study aims to inform local policy to reduce BP and so Non-Communicable Disease. If UPF and Sodium intake increase the risk of hypertension then policy to reduce exposure might deliver change at a population level. This study supports the case for a place based food strategy approach @liverpoo2018 .</text:p>
      <text:p text:style-name="Text_20_body">Policy is an 'upstream' approach. Katikreddi @katikireddi2021 recently showed how Diderichson's model @diderichsen2019 for policy intervention can be used to understand exposure indirectly or directly when there are health inequalities.</text:p>
      <text:p text:style-name="Text_20_body">Reformulation is a policy suggestion, where UPF is further processed to remove the salt. By demonstrating that UPF is not just high in salt this study supports the argument that further formulation may not be effective policy for reducing BP. Pearson-Stuttard et al @pearson-stuttard2018 model the effects of salt reformulation, and identify economic and social benefits. Including negative effects of UPF that might not be due to salt, which might improve their model.</text:p>
      <text:p text:style-name="Text_20_body">Dietary approaches to improving public health are able to deliver proportionate and universal interventions to populations @marmot2010 to reduce the incidence of non- communicable disease (NCD). When delivered up stream at the policy level they are effective and efficient and minimise cost. These approaches offer significant benefits over actions targeted at individuals.</text:p>
      <text:p text:style-name="Text_20_body">Dietary and 'awareness' approaches can be used by individuals. These approaches risk the development of a culture of blame of individuals and of sub-groups in society. The commercial and social determinants of health @diderichsen2001 @whitehead1988 play out a significant role in research, and delivery of public health improvements around food.</text:p>
      <text:p text:style-name="Text_20_body">Dimbleby @dimbleby proposes a much broader strategic approach to the whole economy of food. Tulleken @tulleken2023 identifies that we need greater care in licencing ingredients, and helps health promotion. People who know that UPF is bad, are more likely to accept policy limiting availability.</text:p>
      <text:h text:style-name="Heading_20_2" text:outline-level="2">Generalisability</text:h>
      <text:p text:style-name="Text_20_body">This study used national data. This was stratified across the four home nations. It was stratified for IMD, and sex and to cover adults and children. The study can therefore be generalised to the UK population. The results are comparable with those in Korea, Brazil and USA. These include countries with lower UPF intake, but also similar levels.</text:p>
      <text:p text:style-name="Text_20_body"><text:soft-page-break/>Caution is in order when extrapolating down to local areas from national data. Age and sex standardisation might make the datasets more similar. IMD differences are harder to control.</text:p>
      <text:p text:style-name="Text_20_body">\newpage</text:p>
      <text:h text:style-name="Heading_20_1" text:outline-level="1">Conclusion</text:h>
      <text:p text:style-name="Text_20_body">In summary,</text:p>
      <text:p text:style-name="Text_20_body">In this representative sample of adults and children across the four home nations of the UK between 2008 and 2019, exposure to higher Sodium dietary intake, and lower UPF dietary intake, increased the odds of having a mean systolic blood pressure of over 140mmHg.</text:p>
      <text:p text:style-name="Text_20_body">Combining the two exposures had a larger than expected effect on the 'goodness of fit' of the model. This suggests a broader effect than nutrition alone, possibly measuring some of the economic and cultural aspects of UPF.</text:p>
      <text:p text:style-name="Text_20_body">UPF intake in this study was not correlated with high Sodium intake, suggesting caution around models proposing reformulation as an effective approach to reducing BP.</text:p>
      <text:h text:style-name="Heading_20_3" text:outline-level="3">Further Recommendations</text:h>
      <text:p text:style-name="Text_20_body">Further quantitative and qualitative research will be needed to understand this result.</text:p>
      <text:p text:style-name="Text_20_body">A strategic approach to food policy might be needed, independent of reformulatio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Unifont" style:font-family-asian="Unifont"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Unifont" style:font-family-asian="Unifont"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2T17:40:33.643492154</meta:creation-date>
    <dc:date>2023-07-23T22:22:08.006863765</dc:date>
    <meta:editing-duration>P1DT4H41M36S</meta:editing-duration>
    <meta:editing-cycles>1</meta:editing-cycles>
    <meta:document-statistic meta:table-count="0" meta:image-count="0" meta:object-count="0" meta:page-count="5" meta:paragraph-count="56" meta:word-count="1957" meta:character-count="12923" meta:non-whitespace-character-count="11022"/>
    <meta:generator>LibreOffice/7.5.4.2$Linux_X86_64 LibreOffice_project/f5df176c80caea84288e6d2ddbbc413e4968a422</meta:generator>
  </office:meta>
</office:document-meta>
</file>